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9.5pt" officeooo:rsid="00133225" officeooo:paragraph-rsid="001d9388" style:font-size-asian="9.5pt" style:font-size-complex="9.5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9.5pt" officeooo:rsid="00133225" officeooo:paragraph-rsid="00208435" style:font-size-asian="9.5pt" style:font-size-complex="9.5pt"/>
    </style:style>
    <style:style style:name="P3" style:family="paragraph" style:parent-style-name="Standard">
      <style:text-properties style:font-name="Verdana" fo:font-size="9.5pt" officeooo:rsid="00133225" officeooo:paragraph-rsid="001d9388" style:font-size-asian="9.5pt" style:font-size-complex="9.5pt"/>
    </style:style>
    <style:style style:name="P4" style:family="paragraph" style:parent-style-name="Standard">
      <style:text-properties style:font-name="Verdana" fo:font-size="9.5pt" officeooo:rsid="00133225" officeooo:paragraph-rsid="00208435" style:font-size-asian="9.5pt" style:font-size-complex="9.5pt"/>
    </style:style>
    <style:style style:name="P5" style:family="paragraph" style:parent-style-name="Standard">
      <style:paragraph-properties fo:text-align="center" style:justify-single-word="false"/>
      <style:text-properties fo:color="#0066cc" style:font-name="Verdana" fo:font-size="9.5pt" fo:font-weight="bold" officeooo:rsid="00133225" officeooo:paragraph-rsid="00208435" style:font-size-asian="9.5pt" style:font-weight-asian="bold" style:font-size-complex="9.5pt" style:font-weight-complex="bold"/>
    </style:style>
    <style:style style:name="P6" style:family="paragraph" style:parent-style-name="Standard">
      <style:text-properties fo:color="#0066cc" style:font-name="Verdana" fo:font-size="9.5pt" fo:font-weight="bold" officeooo:rsid="00195cb6" officeooo:paragraph-rsid="001d9388" style:font-size-asian="9.5pt" style:font-weight-asian="bold" style:font-size-complex="9.5pt" style:font-weight-complex="bold"/>
    </style:style>
    <style:style style:name="P7" style:family="paragraph" style:parent-style-name="Standard">
      <style:text-properties fo:color="#0066cc" style:font-name="Verdana" fo:font-size="9.5pt" fo:font-weight="bold" officeooo:rsid="00195cb6" officeooo:paragraph-rsid="00208435" style:font-size-asian="9.5pt" style:font-weight-asian="bold" style:font-size-complex="9.5pt" style:font-weight-complex="bold"/>
    </style:style>
    <style:style style:name="P8" style:family="paragraph" style:parent-style-name="Standard">
      <style:text-properties style:font-name="Verdana" fo:font-size="9.5pt" officeooo:rsid="001d9388" officeooo:paragraph-rsid="001d9388" style:font-size-asian="9.5pt" style:font-size-complex="9.5pt"/>
    </style:style>
    <style:style style:name="P9" style:family="paragraph" style:parent-style-name="Standard">
      <style:text-properties style:font-name="Verdana" fo:font-size="9.5pt" officeooo:rsid="001d9388" officeooo:paragraph-rsid="00289e36" style:font-size-asian="9.5pt" style:font-size-complex="9.5pt"/>
    </style:style>
    <style:style style:name="P10" style:family="paragraph" style:parent-style-name="Standard">
      <style:paragraph-properties fo:text-align="start" style:justify-single-word="false"/>
      <style:text-properties style:font-name="Verdana" fo:font-size="9.5pt" officeooo:rsid="001d9388" officeooo:paragraph-rsid="00289e36" style:font-size-asian="9.5pt" style:font-size-complex="9.5pt"/>
    </style:style>
    <style:style style:name="P11" style:family="paragraph" style:parent-style-name="Standard">
      <style:text-properties style:font-name="Verdana" fo:font-size="9.5pt" officeooo:rsid="001d9388" fo:background-color="transparent" style:font-size-asian="9.5pt" style:font-size-complex="9.5pt"/>
    </style:style>
    <style:style style:name="P12" style:family="paragraph" style:parent-style-name="Standard">
      <style:text-properties fo:color="#0066cc" style:font-name="Verdana" fo:font-size="9.5pt" fo:font-weight="bold" officeooo:rsid="00195cb6" officeooo:paragraph-rsid="00208435" style:font-size-asian="9.5pt" style:font-weight-asian="bold" style:font-size-complex="9.5pt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9.5pt" officeooo:paragraph-rsid="001d9388" style:font-size-asian="9.5pt" style:font-size-complex="9.5pt"/>
    </style:style>
    <style:style style:name="T1" style:family="text">
      <style:text-properties officeooo:rsid="00133225"/>
    </style:style>
    <style:style style:name="T2" style:family="text">
      <style:text-properties officeooo:rsid="00133225" fo:background-color="#00ff00"/>
    </style:style>
    <style:style style:name="T3" style:family="text">
      <style:text-properties officeooo:rsid="00208435" fo:background-color="#00ff00"/>
    </style:style>
    <style:style style:name="T4" style:family="text">
      <style:text-properties style:font-name="Verdana" fo:font-size="9.5pt" officeooo:rsid="001d9388" style:font-size-asian="9.5pt" style:font-size-complex="9.5pt"/>
    </style:style>
    <style:style style:name="T5" style:family="text">
      <style:text-properties fo:color="#0066cc" fo:font-weight="bold" officeooo:rsid="00195cb6" style:font-weight-asian="bold" style:font-weight-complex="bold"/>
    </style:style>
    <style:style style:name="T6" style:family="text">
      <style:text-properties fo:color="#0066cc" fo:font-weight="bold" officeooo:rsid="00208435" style:font-weight-asian="bold" style:font-weight-complex="bold"/>
    </style:style>
    <style:style style:name="T7" style:family="text">
      <style:text-properties officeooo:rsid="001d9388"/>
    </style:style>
    <style:style style:name="T8" style:family="text">
      <style:text-properties officeooo:rsid="001f5927"/>
    </style:style>
    <style:style style:name="T9" style:family="text">
      <style:text-properties fo:color="#000000"/>
    </style:style>
    <style:style style:name="T10" style:family="text">
      <style:text-properties fo:color="#000000" fo:font-weight="normal" officeooo:rsid="00208435" fo:background-color="#00ff00" style:font-weight-asian="normal" style:font-weight-complex="normal"/>
    </style:style>
    <style:style style:name="T11" style:family="text">
      <style:text-properties fo:color="#000000" fo:font-weight="normal" officeooo:rsid="001d9388" style:font-weight-asian="normal" style:font-weight-complex="normal"/>
    </style:style>
    <style:style style:name="T12" style:family="text">
      <style:text-properties fo:color="#000000" fo:background-color="#0000ff"/>
    </style:style>
    <style:style style:name="T13" style:family="text">
      <style:text-properties fo:color="#000000" style:font-name="Consolas1" fo:font-size="9.5pt" fo:background-color="#0000ff" style:font-size-asian="9.5pt"/>
    </style:style>
    <style:style style:name="T14" style:family="text">
      <style:text-properties fo:color="#000000" fo:background-color="transparent"/>
    </style:style>
    <style:style style:name="T15" style:family="text">
      <style:text-properties fo:color="#b84747" fo:font-weight="bold" officeooo:rsid="001d9388" style:font-weight-asian="bold" style:font-weight-complex="bold"/>
    </style:style>
    <style:style style:name="T16" style:family="text">
      <style:text-properties fo:color="#0000ff"/>
    </style:style>
    <style:style style:name="T17" style:family="text">
      <style:text-properties fo:color="#0000ff" fo:background-color="#0000ff"/>
    </style:style>
    <style:style style:name="T18" style:family="text">
      <style:text-properties fo:color="#0000ff" style:font-name="Consolas1" fo:font-size="9.5pt" fo:background-color="#0000ff" style:font-size-asian="9.5pt"/>
    </style:style>
    <style:style style:name="T19" style:family="text">
      <style:text-properties fo:color="#0000ff" fo:background-color="transparent"/>
    </style:style>
    <style:style style:name="T20" style:family="text">
      <style:text-properties fo:color="#a31515"/>
    </style:style>
    <style:style style:name="T21" style:family="text">
      <style:text-properties fo:color="#a31515" fo:background-color="#0000ff"/>
    </style:style>
    <style:style style:name="T22" style:family="text">
      <style:text-properties fo:color="#a31515" style:font-name="Consolas1" fo:font-size="9.5pt" fo:background-color="#0000ff" style:font-size-asian="9.5pt"/>
    </style:style>
    <style:style style:name="T23" style:family="text">
      <style:text-properties officeooo:rsid="00289e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-- </text:span><text:span text:style-name="T2">Before the start</text:span><text:span text:style-name="T1"> –</text:span></text:p>
      <text:p text:style-name="P8"/>
      <text:p text:style-name="P9">- Open Demo Project<text:span text:style-name="T23">s (demo, complete, standalone)</text:span></text:p>
      <text:p text:style-name="P9"><text:span text:style-name="T23">- Delete MongoDB DB, Open MongoDBServer</text:span></text:p>
      <text:p text:style-name="P9"><text:span text:style-name="T23">- Open MongoVue</text:span></text:p>
      <text:p text:style-name="P9"><text:span text:style-name="T23">- Open HackerNews</text:span></text:p>
      <text:p text:style-name="P8"/>
      <text:p text:style-name="P1">-- <text:span text:style-name="T3">Pure Nancy</text:span> –</text:p>
      <text:p text:style-name="P9">- Visit HackerNews</text:p>
      <text:p text:style-name="P9">- Show MainModule and routes</text:p>
      <text:p text:style-name="P10">- Load app and tryout (submit, voteup/42)</text:p>
      <text:p text:style-name="P10"/>
      <text:p text:style-name="P6">//Return the "list" view with an empty Submissions list as model</text:p>
      <text:p text:style-name="P8">Get["/"]</text:p>
      <text:p text:style-name="P8"><text:tab/>return View["list", new List&lt;Submission&gt;(0)];</text:p>
      <text:p text:style-name="P8"/>
      <text:p text:style-name="P6">//Return the "submit" view</text:p>
      <text:p text:style-name="P8">Get["/submit"]</text:p>
      <text:p text:style-name="P8"><text:tab/>return View["Submit"];</text:p>
      <text:p text:style-name="P8"/>
      <text:p text:style-name="P6">//Bind submission, SetParameters, return new list + item</text:p>
      <text:p text:style-name="P8">Post["/submit"]</text:p>
      <text:p text:style-name="P8"><text:tab/>var newSubmission = this.Bind&lt;Submission&gt;();</text:p>
      <text:p text:style-name="P3"><text:span text:style-name="T7"><text:tab/>return View["list", new List&lt;Submission&gt;(0) </text:span><text:span text:style-name="T8">{ </text:span><text:span text:style-name="T7">newSubmission }];</text:span></text:p>
      <text:p text:style-name="P8"/>
      <text:p text:style-name="P6">=&gt; Pray and run</text:p>
      <text:p text:style-name="P8"/>
      <text:p text:style-name="P2"><text:span text:style-name="T7">-- </text:span><text:span text:style-name="T3">Simple Data</text:span><text:span text:style-name="T7"> –</text:span></text:p>
      <text:p text:style-name="P8"/>
      <text:p text:style-name="P7">//Add the DB</text:p>
      <text:p text:style-name="P8">MainModule.cs: </text:p>
      <text:p text:style-name="P3"><text:span text:style-name="T7"><text:tab/>private const string ConnectionString = </text:span><text:span text:style-name="T15">@"mongodb://localhost:27017/dotnethn"</text:span><text:span text:style-name="T7">;</text:span></text:p>
      <text:p text:style-name="P8"><text:tab/>protected readonly dynamic db = Database.Opener.OpenMongo(ConnectionString);</text:p>
      <text:p text:style-name="P8"/>
      <text:p text:style-name="P7">//Commit the new item in DB</text:p>
      <text:p text:style-name="P8">Post["/submit"]</text:p>
      <text:p text:style-name="P8"><text:tab/>var newSubmission = this.Bind&lt;Submission&gt;();</text:p>
      <text:p text:style-name="P8"><text:s text:c="4"/>db.Submissions.Insert(newSubmission);</text:p>
      <text:p text:style-name="P8"><text:s text:c="4"/>return View["Views/list", new List&lt;Submission&gt;(0) {newSubmission}];</text:p>
      <text:p text:style-name="P8"/>
      <text:p text:style-name="P6">MongoDBShell: delete DB and verify first introduction via MongoVue</text:p>
      <text:p text:style-name="P8"/>
      <text:p text:style-name="P7">//Change to query the posts from the DB</text:p>
      <text:p text:style-name="P8">Get["/"]</text:p>
      <text:p text:style-name="P8"><text:tab/>var submissions = db.Submissions.All().ToList();</text:p>
      <text:p text:style-name="P8"><text:tab/>return View["Views/list", submissions];</text:p>
      <text:p text:style-name="P8"/>
      <text:p text:style-name="P7">//Change to redirect</text:p>
      <text:p text:style-name="P8">Post["/submit"]</text:p>
      <text:p text:style-name="P8"><text:tab/>return Response.AsRedirect("/");</text:p>
      <text:p text:style-name="P8"/>
      <text:p text:style-name="P5"><text:span text:style-name="T7">– </text:span><text:span text:style-name="T10">Voting</text:span><text:span text:style-name="T11"> </text:span><text:span text:style-name="T7">–</text:span></text:p>
      <text:p text:style-name="P8"/>
      <text:p text:style-name="P4"><text:span text:style-name="T5">//</text:span><text:span text:style-name="T6">F</text:span><text:span text:style-name="T5">etch the idem, increase votes and update</text:span></text:p>
      <text:p text:style-name="P8">Get["/voteup/{id}"]</text:p>
      <text:p text:style-name="P8"><text:span text:style-name="T19"><text:tab/>var</text:span><text:span text:style-name="T14"> submission = db.Submissions.FindById(parameters.id.ToString());</text:span></text:p>
      <text:p text:style-name="P11"><text:span text:style-name="T9"><text:tab/>submission.Votes++;</text:span></text:p>
      <text:p text:style-name="P11"><text:span text:style-name="T9"><text:tab/>db.Submissions.Update(submission);</text:span></text:p>
      <text:p text:style-name="P11"><text:span text:style-name="T9"><text:tab/></text:span><text:span text:style-name="T16">return</text:span><text:span text:style-name="T9"> Response.AsRedirect(</text:span><text:span text:style-name="T20">"/"</text:span><text:span text:style-name="T9">);</text:span></text:p>
      <text:p text:style-name="P8"/>
      <text:p text:style-name="P8"><text:soft-page-break/></text:p>
      <text:p text:style-name="P3"><text:span text:style-name="T5">//</text:span><text:span text:style-name="T6">A</text:span><text:span text:style-name="T5">dd an orderby to the "/" route</text:span></text:p>
      <text:p text:style-name="P8"><text:tab/>var submissions = db.Submissions.All().OrderByVotesDescending().ToList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Bourguignon</meta:initial-creator>
    <meta:creation-date>2013-06-14T13:29:57.62</meta:creation-date>
    <dc:date>2013-06-20T15:40:10.57</dc:date>
    <dc:creator>Tim Bourguignon</dc:creator>
    <meta:editing-duration>PT1H28M39S</meta:editing-duration>
    <meta:editing-cycles>17</meta:editing-cycles>
    <meta:generator>LibreOffice/4.0.1.2$Windows_x86 LibreOffice_project/84102822e3d61eb989ddd325abf1ac077904985</meta:generator>
    <meta:printed-by>Tim Bourguignon</meta:printed-by>
    <meta:print-date>2013-06-14T14:51:25.10</meta:print-date>
    <meta:document-statistic meta:table-count="0" meta:image-count="0" meta:object-count="0" meta:page-count="2" meta:paragraph-count="47" meta:word-count="183" meta:character-count="1622" meta:non-whitespace-character-count="1457"/>
  </office:meta>
</office:document-meta>
</file>